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1.0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0028in"/>
    </style:style>
    <style:style style:name="co6" style:family="table-column">
      <style:table-column-properties fo:break-before="auto" style:column-width="1.1409in"/>
    </style:style>
    <style:style style:name="co7" style:family="table-column">
      <style:table-column-properties fo:break-before="auto" style:column-width="1.0953in"/>
    </style:style>
    <style:style style:name="ro1" style:family="table-row">
      <style:table-row-properties style:row-height="0.200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string">
            <text:p>OpenLCB Stream Protocols (Data-type definition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Protocol ID</text:p>
          </table:table-cell>
          <table:table-cell table:style-name="ce2"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Bootloader Data</text:p>
          </table:table-cell>
          <table:table-cell office:value-type="string">
            <text:p>OpenLCB 0x01</text:p>
          </table:table-cell>
          <table:table-cell table:style-name="ce3" table:number-columns-repeated="5"/>
          <table:table-cell table:number-columns-repeated="1017"/>
        </table:table-row>
        <table:table-row table:style-name="ro3">
          <table:table-cell office:value-type="string">
            <text:p>Bootloader Reply</text:p>
          </table:table-cell>
          <table:table-cell office:value-type="string">
            <text:p>OpenLCB 0x02</text:p>
          </table:table-cell>
          <table:table-cell table:style-name="ce3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" table:number-columns-repeated="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" table:number-columns-repeated="5"/>
          <table:table-cell table:number-columns-repeated="1017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9">11/09/2009</text:date>, <text:time>20:1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ob Jacobsen</meta:initial-creator>
    <meta:creation-date>2009-07-04T21:10:01</meta:creation-date>
    <dc:date>2009-11-09T20:12:34</dc:date>
    <dc:creator>Bob Jacobsen</dc:creator>
    <meta:editing-duration>PT00H38M13S</meta:editing-duration>
    <meta:editing-cycles>18</meta:editing-cycles>
    <meta:generator>OpenOffice.org/3.1$Unix OpenOffice.org_project/310m19$Build-9420</meta:generator>
    <meta:document-statistic meta:table-count="3" meta:cell-count="7" meta:object-count="0"/>
  </office:meta>
</office:document-meta>
</file>